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内容</text:p>
          </table:table-cell>
          <table:table-cell office:value-type="string" calcext:value-type="string">
            <text:p>優先度</text:p>
          </table:table-cell>
        </table:table-row>
        <table:table-row table:style-name="ro1">
          <table:table-cell/>
          <table:table-cell office:value-type="string" calcext:value-type="string">
            <text:p>Daoの作成（PHP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office:value-type="string" calcext:value-type="string">
            <text:p>Dtoの作成（PHP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office:value-type="string" calcext:value-type="string">
            <text:p>Commonの模写（PHP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office:value-type="string" calcext:value-type="string">
            <text:p>DBの値をJsonに変換する（PHP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office:value-type="string" calcext:value-type="string">
            <text:p>画面完了（Vue）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/>
          <table:table-cell office:value-type="string" calcext:value-type="string">
            <text:p>Eelのモック作成（Python,Vue）</text:p>
          </table:table-cell>
          <table:table-cell office:value-type="string" calcext:value-type="string">
            <text:p>中</text:p>
          </table:table-cell>
        </table:table-row>
        <table:table-row table:style-name="ro2">
          <table:table-cell/>
          <table:table-cell office:value-type="string" calcext:value-type="string">
            <text:p>API簡易モック作成（PHP）</text:p>
            <text:p>⇒※Json直書き返却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/>
          <table:table-cell office:value-type="string" calcext:value-type="string">
            <text:p>base64 エンコード、デコード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/>
          <table:table-cell office:value-type="string" calcext:value-type="string">
            <text:p>サーバの確認メンテナンス</text:p>
          </table:table-cell>
          <table:table-cell office:value-type="string" calcext:value-type="string">
            <text:p>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00/00/00</text:date>, <text:time style:data-style-name="N2" text:time-value="00:13:25.74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23:51:50.245000000</meta:creation-date>
    <dc:date>2021-07-22T00:13:55.956000000</dc:date>
    <meta:editing-duration>PT1H19M1S</meta:editing-duration>
    <meta:editing-cycles>4</meta:editing-cycles>
    <meta:generator>LibreOffice/7.1.0.3$Windows_X86_64 LibreOffice_project/f6099ecf3d29644b5008cc8f48f42f4a40986e4c</meta:generator>
    <meta:document-statistic meta:table-count="1" meta:cell-count="20" meta:object-count="0"/>
  </office:meta>
</office:document-meta>
</file>